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, 'DejaVu Sans_EmbeddedFont', 'DejaVu Sans_MSFontServic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8040" officeooo:paragraph-rsid="00048040"/>
    </style:style>
    <style:style style:name="P2" style:family="paragraph" style:parent-style-name="Standard">
      <style:paragraph-properties fo:text-align="center" style:justify-single-word="false"/>
      <style:text-properties officeooo:rsid="00048040" officeooo:paragraph-rsid="00048040"/>
    </style:style>
    <style:style style:name="P3" style:family="paragraph" style:parent-style-name="Standard">
      <style:text-properties fo:font-size="16pt" fo:font-weight="bold" officeooo:rsid="00048040" officeooo:paragraph-rsid="0004804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48040" officeooo:paragraph-rsid="0004804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48040" officeooo:paragraph-rsid="00048040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48040" officeooo:paragraph-rsid="00066730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48040" officeooo:paragraph-rsid="0004804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48040" officeooo:paragraph-rsid="0004804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48040" officeooo:paragraph-rsid="0006673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66730" officeooo:paragraph-rsid="00066730" style:font-size-asian="10.5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66730" officeooo:paragraph-rsid="0006673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8040" officeooo:paragraph-rsid="0006673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48040" officeooo:paragraph-rsid="0006673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066730" officeooo:paragraph-rsid="000667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officeooo:rsid="00066730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officeooo:rsid="00066730" style:font-weight-asian="bold" style:font-weight-complex="bold"/>
    </style:style>
    <style:style style:name="T7" style:family="text">
      <style:text-properties fo:font-weight="normal" officeooo:rsid="00073756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6673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73756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073756"/>
    </style:style>
    <style:style style:name="T13" style:family="text">
      <style:text-properties officeooo:rsid="000737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CI 2024/25</text:p>
      <text:p text:style-name="P4">Aula Teórica + Seminário</text:p>
      <text:p text:style-name="P1"/>
      <text:p text:style-name="P1"/>
      <text:p text:style-name="P5">INFORMAÇÕES IMPORTANTES:</text:p>
      <text:p text:style-name="P5"/>
      <text:p text:style-name="P1"><text:span text:style-name="T1">Apresentação Milestone 2:</text:span> [29/11/2024] <text:span text:style-name="T3">(10 minutos)</text:span></text:p>
      <text:p text:style-name="P1"><text:span text:style-name="T1"/></text:p>
      <text:p text:style-name="P1"><text:span text:style-name="T1">Entrega de Relatório:</text:span> [30/!1/2024]</text:p>
      <text:p text:style-name="P1">- Resumo + trabalhos relacionados</text:p>
      <text:p text:style-name="P1">- Milestones 1 e 2</text:p>
      <text:p text:style-name="P1">- Arquitectura e Desenho de Sistema</text:p>
      <text:p text:style-name="P1"/>
      <text:p text:style-name="P1"><text:span text:style-name="T1">Datas do Ano Passado:</text:span> [apenas como guideline]</text:p>
      <text:p text:style-name="P1"><text:tab/>- <text:span text:style-name="T1">Reinicio das aulas:</text:span> [14/02]</text:p>
      <text:p text:style-name="P1"><text:tab/>- <text:span text:style-name="T1">Milestone 3 - Prototipo (70% codigo feito):</text:span> [06/03]</text:p>
      <text:p text:style-name="P1"><text:tab/>- <text:span text:style-name="T1">Apresentação Final:</text:span> [08/05]</text:p>
      <text:p text:style-name="P1"/>
      <text:p text:style-name="P1"/>
      <text:p text:style-name="P5"><text:span text:style-name="T3">AULA TEÓRICA - </text:span>MILESTONE 2</text:p>
      <text:p text:style-name="P5"/>
      <text:list text:style-name="L1">
        <text:list-item>
          <text:p text:style-name="P8">Temos de apresentar o que os professores da cadeira pedem OU algo semelhante. Existem diferentes metodologias e estas são ao critério dos Orientadores.</text:p>
        </text:list-item>
        <text:list-item>
          <text:p text:style-name="P8">Quem manda no projecto é o Orientador (não é os professores da cadeira).</text:p>
        </text:list-item>
        <text:list-item>
          <text:p text:style-name="P8">Cada aluno é recomendado trabalhar 8h por semana no projecto.</text:p>
        </text:list-item>
        <text:list-item>
          <text:p text:style-name="P8">Sejam proactivos (ie, se não têm trabalho, peçam aos colegas ou ao orientador).</text:p>
        </text:list-item>
      </text:list>
      <text:p text:style-name="P7"/>
      <text:p text:style-name="P10">O que temos de fazer para Milestone 2, segundo os professores da cadeira:</text:p>
      <text:p text:style-name="P10"/>
      <text:list text:style-name="L2">
        <text:list-item>
          <text:p text:style-name="P11">Mockups.</text:p>
        </text:list-item>
        <text:list-item>
          <text:p text:style-name="P11">Personas.</text:p>
        </text:list-item>
        <text:list-item>
          <text:p text:style-name="P11">Senários.</text:p>
        </text:list-item>
        <text:list-item>
          <text:p text:style-name="P11">Tecnologias definidas.</text:p>
        </text:list-item>
        <text:list-item>
          <text:p text:style-name="P11">Requisitos Funcionais </text:p>
        </text:list-item>
        <text:list-item>
          <text:p text:style-name="P11">Requisitos Não Funcionais</text:p>
        </text:list-item>
        <text:list-item>
          <text:p text:style-name="P11">Diagramas de Componentes UML</text:p>
        </text:list-item>
        <text:list-item>
          <text:p text:style-name="P11">Use Cases</text:p>
        </text:list-item>
        <text:list-item>
          <text:p text:style-name="P11">Base de Dados</text:p>
        </text:list-item>
      </text:list>
      <text:p text:style-name="P10"/>
      <text:p text:style-name="P10">Relatório:<text:span text:style-name="T5"> [~40 Paginas de texto. Ver relatórios de outros projetos de anos passados].</text:span></text:p>
      <text:p text:style-name="P10"><text:span text:style-name="T5"><text:tab/>- Pedir ao orientador</text:span></text:p>
      <text:p text:style-name="P10"><text:span text:style-name="T5"><text:tab/>- Contexto</text:span></text:p>
      <text:p text:style-name="P10"><text:span text:style-name="T5"><text:tab/>- Motivação</text:span></text:p>
      <text:p text:style-name="P10"><text:span text:style-name="T5"><text:tab/>- Objetivos</text:span></text:p>
      <text:p text:style-name="P14"><text:span text:style-name="T2"><text:tab/>- Estrutura de Documentação</text:span></text:p>
      <text:p text:style-name="P2"/>
      <text:p text:style-name="P2"/>
      <text:p text:style-name="P2"/>
      <text:p text:style-name="P2"/>
      <text:p text:style-name="P2"><text:soft-page-break/></text:p>
      <text:p text:style-name="P6"><text:span text:style-name="T3">SEMINÁRIO</text:span></text:p>
      <text:p text:style-name="P6"><text:span text:style-name="T3">[Negative organizations and barriers to innovation] </text:span></text:p>
      <text:p text:style-name="P6"/>
      <text:p text:style-name="P9"><text:span text:style-name="T6"><text:tab/></text:span><text:span text:style-name="T10">Orador:</text:span><text:span text:style-name="T3"> Manuel Au-</text:span>Yong</text:p>
      <text:p text:style-name="P9"/>
      <text:p text:style-name="P9"><text:tab/><text:span text:style-name="T11">Portugal:</text:span><text:span text:style-name="T13"> 2º país mais adverso a mundança (país de favores)</text:span></text:p>
      <text:p text:style-name="P9"><text:tab/><text:span text:style-name="T11">Status quo:</text:span><text:span text:style-name="T13"> Hierarquia reinante (quem manda no país?: Maçonaria/Opus Dei)</text:span></text:p>
      <text:p text:style-name="P9"><text:tab/><text:span text:style-name="T9">Redes</text:span><text:span text:style-name="T11"> Pessoais:</text:span><text:span text:style-name="T13"> Necessárias muito importante para o sucesso.</text:span></text:p>
      <text:p text:style-name="P9"/>
      <text:p text:style-name="P12"><text:span text:style-name="T4"><text:tab/></text:span><text:span text:style-name="T13">Filme: The Dropout (Hulu)</text:span></text:p>
      <text:p text:style-name="P12"/>
      <text:p text:style-name="P13"><text:tab/><text:span text:style-name="T13">Organização negativa: </text:span><text:span text:style-name="T7">relações sociais ditam estratégia e posições de poder</text:span></text:p>
      <text:p text:style-name="P13"><text:tab/><text:span text:style-name="T13">Organização positiva: </text:span><text:span text:style-name="T7">meritocraci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, 'DejaVu Sans_EmbeddedFont', 'DejaVu Sans_MSFontServic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17:16.083707328</meta:creation-date>
    <dc:date>2024-10-15T10:45:47.978671726</dc:date>
    <meta:editing-duration>PT6M22S</meta:editing-duration>
    <meta:editing-cycles>1</meta:editing-cycles>
    <meta:document-statistic meta:table-count="0" meta:image-count="0" meta:object-count="0" meta:page-count="2" meta:paragraph-count="42" meta:word-count="250" meta:character-count="1597" meta:non-whitespace-character-count="1385"/>
    <meta:generator>LibreOffice/24.2.5.2$Linux_X86_64 LibreOffice_project/420$Build-2</meta:generator>
  </office:meta>
</office:document-meta>
</file>